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svg:stroke-color="#000000" draw:marker-start="" draw:marker-end="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ran Kumar Boinapally</text:p>
      <text:p text:style-name="P1"><draw:line text:anchor-type="paragraph" draw:z-index="0" draw:style-name="gr1" draw:text-style-name="P3" svg:x1="0.0252in" svg:y1="0.4827in" svg:x2="6.8827in" svg:y2="0.4827in"><text:p/></draw:line><text:span text:style-name="T3">Mobile:</text:span><text:span text:style-name="T2"> +919848518409 </text:span><text:span text:style-name="T3">|Email:</text:span><text:span text:style-name="T2"> </text:span><text:a xlink:type="simple" xlink:href="mailto:kiranraoboinapally@gmail.com" text:style-name="Internet_20_link" text:visited-style-name="Visited_20_Internet_20_Link"><text:span text:style-name="T2">kiranraoboinapally@gmail.com</text:span></text:a><text:span text:style-name="T2"> </text:span><text:span text:style-name="T3">|</text:span><text:span text:style-name="T2"> </text:span><text:span text:style-name="T3">Location </text:span><text:span text:style-name="T2">Hyderabad</text:span><text:span text:style-name="T3"> |</text:span><text:span text:style-name="T2"> </text:span><text:a xlink:type="simple" xlink:href="#https://www.linkedin.com/in/kiranrao07/" text:style-name="Internet_20_link" text:visited-style-name="Visited_20_Internet_20_Link"><text:span text:style-name="T3">Linkdedin </text:span></text:a><text:span text:style-name="T3">| Git: </text:span><text:span text:style-name="T2">https://github.com/kiranraoboinapal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12T09:22:20.223000000</meta:creation-date>
    <dc:date>2024-12-12T10:58:31.17</dc:date>
    <meta:editing-duration>PT2M29S</meta:editing-duration>
    <meta:editing-cycles>1</meta:editing-cycles>
    <meta:generator>OpenOffice/4.1.11$Win32 OpenOffice.org_project/4111m1$Build-9808</meta:generator>
    <meta:document-statistic meta:table-count="0" meta:image-count="0" meta:object-count="0" meta:page-count="1" meta:paragraph-count="2" meta:word-count="15" meta:character-count="158"/>
  </office:meta>
</office:document-meta>
</file>